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ingConnec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tmtKey.equals( Object tha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olingConnection.activ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mtKey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ingConnection.PoolingConnection( Connection c , KeyedObjectPool 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Connection.valid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Connection.makeObject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ingConnection.passiv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Connection.PoolingConnection( Conn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mt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ingConnection.normalize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Connection.prepareStatement( String sq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StmtKey.PStmtKey( String sql , String catalog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ingConnection.createKey( String sql , int resultSetType , int resultSetConcur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ingConnection.destroyObject( Object key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tmtKey.PStmtKey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Connection.createKey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ingConnection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tmtKey.PStmtKey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ingConnection.prepareStatement( String sql , int resultSetType , int resultSetConcurrenc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StmtKey.PStmtKey( String sql ,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